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bb07" officeooo:paragraph-rsid="0015bb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<text:soft-page-break/>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TES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5T10:14:38.091000000</meta:creation-date>
    <dc:date>2025-04-15T10:14:56.948000000</dc:date>
    <meta:editing-duration>PT19S</meta:editing-duration>
    <meta:editing-cycles>1</meta:editing-cycles>
    <meta:document-statistic meta:table-count="0" meta:image-count="0" meta:object-count="0" meta:page-count="2" meta:paragraph-count="1" meta:word-count="1" meta:character-count="6095" meta:non-whitespace-character-count="6095"/>
    <meta:generator>LibreOffice/24.8.5.2$Windows_X86_64 LibreOffice_project/fddf2685c70b461e7832239a0162a77216259f22</meta:generator>
  </office:meta>
</office:document-meta>
</file>